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c1d2" officeooo:paragraph-rsid="0012c1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 have a singly linked list, and a portion of the list (from position L to R) needs to be rotated clockwise by N steps.</text:p>
      <text:p text:style-name="P1"/>
      <text:p text:style-name="P1">Understanding the Rotation</text:p>
      <text:p text:style-name="P1"/>
      <text:p text:style-name="P1">1. Given the list:</text:p>
      <text:p text:style-name="P1"><text:tab/>2 -&gt; 3 -&gt; 4 -&gt; 5 -&gt; 6 -&gt; 7</text:p>
      <text:p text:style-name="P1">2. The sublist from L = 2 to R = 5 is:</text:p>
      <text:p text:style-name="P1"><text:tab/>3 -&gt; 4 -&gt; 5 -&gt; 6</text:p>
      <text:p text:style-name="P1">3. Clockwise rotating this sublist N = 2 steps:</text:p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4T22:32:23.167000000</meta:creation-date>
    <dc:date>2025-03-04T23:03:01.751000000</dc:date>
    <meta:editing-duration>PT16M26S</meta:editing-duration>
    <meta:editing-cycles>1</meta:editing-cycles>
    <meta:document-statistic meta:table-count="0" meta:image-count="0" meta:object-count="0" meta:page-count="1" meta:paragraph-count="8" meta:word-count="71" meta:character-count="294" meta:non-whitespace-character-count="227"/>
    <meta:generator>LibreOffice/24.2.2.2$Windows_X86_64 LibreOffice_project/d56cc158d8a96260b836f100ef4b4ef25d6f1a01</meta:generator>
  </office:meta>
</office:document-meta>
</file>